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courier new', monospace"/>
    <style:font-face style:name="Lohit Devanagari1" svg:font-family="'Lohit Devanagari'"/>
    <style:font-face style:name="Source Sans Pro" svg:font-family="'Source Sans Pro',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f1a9" officeooo:paragraph-rsid="001ef1a9"/>
    </style:style>
    <style:style style:name="P2" style:family="paragraph" style:parent-style-name="Standard">
      <style:paragraph-properties fo:text-align="start" style:justify-single-word="false"/>
      <style:text-properties fo:font-size="14pt" fo:font-weight="bold" officeooo:rsid="001ef1a9" officeooo:paragraph-rsid="001ef1a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3828" officeooo:paragraph-rsid="0027382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73828" officeooo:paragraph-rsid="002c514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c514a" officeooo:paragraph-rsid="002c514a"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350ece" officeooo:paragraph-rsid="0038beb2" fo:background-color="transparent"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paragraph-rsid="00258b36"/>
    </style:style>
    <style:style style:name="P8" style:family="paragraph" style:parent-style-name="Standard">
      <style:paragraph-properties fo:text-align="start" style:justify-single-word="false"/>
      <style:text-properties officeooo:paragraph-rsid="00273828"/>
    </style:style>
    <style:style style:name="P9" style:family="paragraph" style:parent-style-name="Standard">
      <style:paragraph-properties fo:text-align="start" style:justify-single-word="false"/>
      <style:text-properties officeooo:paragraph-rsid="0034d486"/>
    </style:style>
    <style:style style:name="P10" style:family="paragraph" style:parent-style-name="Standard">
      <style:paragraph-properties fo:text-align="start" style:justify-single-word="false"/>
      <style:text-properties officeooo:paragraph-rsid="0038beb2"/>
    </style:style>
    <style:style style:name="P11" style:family="paragraph" style:parent-style-name="Standard">
      <style:paragraph-properties fo:text-align="start" style:justify-single-word="false"/>
      <style:text-properties officeooo:paragraph-rsid="003cf6c0"/>
    </style:style>
    <style:style style:name="P12" style:family="paragraph" style:parent-style-name="Standard">
      <style:paragraph-properties fo:text-align="start" style:justify-single-word="false"/>
      <style:text-properties officeooo:rsid="00273828" officeooo:paragraph-rsid="0030d806"/>
    </style:style>
    <style:style style:name="P13" style:family="paragraph" style:parent-style-name="Standard">
      <style:paragraph-properties fo:text-align="start" style:justify-single-word="false"/>
      <style:text-properties officeooo:rsid="00273828" officeooo:paragraph-rsid="002d6a3a" fo:background-color="#ff8000"/>
    </style:style>
    <style:style style:name="P14" style:family="paragraph" style:parent-style-name="Standard">
      <style:paragraph-properties fo:text-align="start" style:justify-single-word="false"/>
      <style:text-properties officeooo:rsid="0032a666" officeooo:paragraph-rsid="0032a666" fo:background-color="transparent"/>
    </style:style>
    <style:style style:name="P15" style:family="paragraph" style:parent-style-name="Standard">
      <style:paragraph-properties fo:text-align="start" style:justify-single-word="false"/>
      <style:text-properties officeooo:rsid="00398423" officeooo:paragraph-rsid="00398423" fo:background-color="transparent"/>
    </style:style>
    <style:style style:name="P16" style:family="paragraph" style:parent-style-name="Standard" style:list-style-name="L1">
      <style:paragraph-properties fo:text-align="start" style:justify-single-word="false"/>
      <style:text-properties officeooo:rsid="0020fa05" officeooo:paragraph-rsid="0020fa05"/>
    </style:style>
    <style:style style:name="P17" style:family="paragraph" style:parent-style-name="Standard" style:list-style-name="L1">
      <style:paragraph-properties fo:text-align="start" style:justify-single-word="false"/>
      <style:text-properties officeooo:paragraph-rsid="00258b36"/>
    </style:style>
    <style:style style:name="P18" style:family="paragraph" style:parent-style-name="Standard" style:list-style-name="L1">
      <style:paragraph-properties fo:text-align="start" style:justify-single-word="false"/>
      <style:text-properties officeooo:paragraph-rsid="00273828"/>
    </style:style>
    <style:style style:name="P19" style:family="paragraph" style:parent-style-name="Standard" style:list-style-name="L1">
      <style:paragraph-properties fo:text-align="start" style:justify-single-word="false"/>
      <style:text-properties officeooo:paragraph-rsid="0030d806"/>
    </style:style>
    <style:style style:name="P20" style:family="paragraph" style:parent-style-name="Standard" style:list-style-name="L1">
      <style:paragraph-properties fo:text-align="start" style:justify-single-word="false"/>
      <style:text-properties officeooo:paragraph-rsid="00350ece"/>
    </style:style>
    <style:style style:name="P21" style:family="paragraph" style:parent-style-name="Standard" style:list-style-name="L1">
      <style:paragraph-properties fo:text-align="start" style:justify-single-word="false"/>
      <style:text-properties officeooo:paragraph-rsid="0037fb72"/>
    </style:style>
    <style:style style:name="P22" style:family="paragraph" style:parent-style-name="Standard" style:list-style-name="L1">
      <style:paragraph-properties fo:text-align="start" style:justify-single-word="false"/>
      <style:text-properties officeooo:paragraph-rsid="004048d2"/>
    </style:style>
    <style:style style:name="P23" style:family="paragraph" style:parent-style-name="Standard" style:list-style-name="L1">
      <style:paragraph-properties fo:text-align="start" style:justify-single-word="false"/>
      <style:text-properties officeooo:paragraph-rsid="0041d4e2"/>
    </style:style>
    <style:style style:name="P24" style:family="paragraph" style:parent-style-name="Standard" style:list-style-name="L1">
      <style:paragraph-properties fo:text-align="start" style:justify-single-word="false"/>
      <style:text-properties officeooo:paragraph-rsid="004387f4"/>
    </style:style>
    <style:style style:name="P25" style:family="paragraph" style:parent-style-name="Standard" style:list-style-name="L1">
      <style:paragraph-properties fo:text-align="start" style:justify-single-word="false"/>
      <style:text-properties officeooo:paragraph-rsid="0043f89c"/>
    </style:style>
    <style:style style:name="P26" style:family="paragraph" style:parent-style-name="Standard" style:list-style-name="L1">
      <style:paragraph-properties fo:text-align="start" style:justify-single-word="false"/>
      <style:text-properties officeooo:paragraph-rsid="004428e3"/>
    </style:style>
    <style:style style:name="P27" style:family="paragraph" style:parent-style-name="Standard" style:list-style-name="L1">
      <style:paragraph-properties fo:text-align="start" style:justify-single-word="false"/>
      <style:text-properties officeooo:paragraph-rsid="0045f7cc"/>
    </style:style>
    <style:style style:name="P28" style:family="paragraph" style:parent-style-name="Standard" style:list-style-name="L1">
      <style:paragraph-properties fo:text-align="start" style:justify-single-word="false"/>
      <style:text-properties officeooo:paragraph-rsid="004858ed"/>
    </style:style>
    <style:style style:name="P29" style:family="paragraph" style:parent-style-name="Standard">
      <style:paragraph-properties fo:text-align="start" style:justify-single-word="false"/>
      <style:text-properties officeooo:paragraph-rsid="003d5279"/>
    </style:style>
    <style:style style:name="P30" style:family="paragraph" style:parent-style-name="Standard">
      <style:paragraph-properties fo:text-align="start" style:justify-single-word="false"/>
      <style:text-properties officeooo:paragraph-rsid="003ed1fc"/>
    </style:style>
    <style:style style:name="P31" style:family="paragraph" style:parent-style-name="Standard">
      <style:paragraph-properties fo:text-align="start" style:justify-single-word="false"/>
      <style:text-properties officeooo:paragraph-rsid="004048d2"/>
    </style:style>
    <style:style style:name="P32" style:family="paragraph" style:parent-style-name="Standard">
      <style:paragraph-properties fo:text-align="start" style:justify-single-word="false"/>
      <style:text-properties officeooo:paragraph-rsid="0041d4e2"/>
    </style:style>
    <style:style style:name="P33" style:family="paragraph" style:parent-style-name="Standard">
      <style:paragraph-properties fo:text-align="start" style:justify-single-word="false"/>
      <style:text-properties officeooo:paragraph-rsid="004428e3"/>
    </style:style>
    <style:style style:name="P34" style:family="paragraph" style:parent-style-name="Standard" style:list-style-name="L1">
      <style:paragraph-properties fo:text-align="start" style:justify-single-word="false"/>
      <style:text-properties officeooo:rsid="002173c2" officeooo:paragraph-rsid="00258b36"/>
    </style:style>
    <style:style style:name="P35" style:family="paragraph" style:parent-style-name="Standard" style:list-style-name="L1">
      <style:paragraph-properties fo:text-align="start" style:justify-single-word="false"/>
      <style:text-properties officeooo:rsid="0022aad4" officeooo:paragraph-rsid="00258b36"/>
    </style:style>
    <style:style style:name="P36" style:family="paragraph" style:parent-style-name="Standard" style:list-style-name="L1">
      <style:paragraph-properties fo:text-align="start" style:justify-single-word="false"/>
      <style:text-properties officeooo:rsid="00248a0b" officeooo:paragraph-rsid="00258b36"/>
    </style:style>
    <style:style style:name="P37" style:family="paragraph" style:parent-style-name="Standard" style:list-style-name="L1">
      <style:paragraph-properties fo:text-align="start" style:justify-single-word="false"/>
      <style:text-properties officeooo:rsid="00258b36" officeooo:paragraph-rsid="00273828"/>
    </style:style>
    <style:style style:name="P38" style:family="paragraph" style:parent-style-name="Standard" style:list-style-name="L1">
      <style:paragraph-properties fo:text-align="start" style:justify-single-word="false"/>
      <style:text-properties officeooo:rsid="00258b36" officeooo:paragraph-rsid="00258b36"/>
    </style:style>
    <style:style style:name="P39" style:family="paragraph" style:parent-style-name="Standard" style:list-style-name="L1">
      <style:paragraph-properties fo:text-align="start" style:justify-single-word="false"/>
      <style:text-properties officeooo:rsid="002677a5" officeooo:paragraph-rsid="00273828"/>
    </style:style>
    <style:style style:name="P40" style:family="paragraph" style:parent-style-name="Standard" style:list-style-name="L1">
      <style:paragraph-properties fo:text-align="start" style:justify-single-word="false"/>
      <style:text-properties officeooo:rsid="00273828" officeooo:paragraph-rsid="00273828"/>
    </style:style>
    <style:style style:name="P41" style:family="paragraph" style:parent-style-name="Standard" style:list-style-name="L1">
      <style:paragraph-properties fo:text-align="start" style:justify-single-word="false"/>
      <style:text-properties officeooo:rsid="00273828" officeooo:paragraph-rsid="002c514a"/>
    </style:style>
    <style:style style:name="P42" style:family="paragraph" style:parent-style-name="Standard" style:list-style-name="L1">
      <style:paragraph-properties fo:text-align="start" style:justify-single-word="false"/>
      <style:text-properties officeooo:rsid="00273828" officeooo:paragraph-rsid="0032a666"/>
    </style:style>
    <style:style style:name="P43" style:family="paragraph" style:parent-style-name="Standard" style:list-style-name="L1">
      <style:paragraph-properties fo:text-align="start" style:justify-single-word="false"/>
      <style:text-properties officeooo:rsid="002ad347" officeooo:paragraph-rsid="002ad347"/>
    </style:style>
    <style:style style:name="P44" style:family="paragraph" style:parent-style-name="Standard" style:list-style-name="L1">
      <style:paragraph-properties fo:text-align="start" style:justify-single-word="false"/>
      <style:text-properties officeooo:rsid="002d6a3a" officeooo:paragraph-rsid="002d6a3a"/>
    </style:style>
    <style:style style:name="P45" style:family="paragraph" style:parent-style-name="Standard" style:list-style-name="L1">
      <style:paragraph-properties fo:text-align="start" style:justify-single-word="false"/>
      <style:text-properties officeooo:rsid="00273828" officeooo:paragraph-rsid="0033db8c" fo:background-color="transparent"/>
    </style:style>
    <style:style style:name="P46" style:family="paragraph" style:parent-style-name="Standard" style:list-style-name="L1">
      <style:paragraph-properties fo:text-align="start" style:justify-single-word="false"/>
      <style:text-properties officeooo:rsid="00273828" officeooo:paragraph-rsid="0038beb2" fo:background-color="transparent"/>
    </style:style>
    <style:style style:name="P47" style:family="paragraph" style:parent-style-name="Standard" style:list-style-name="L1">
      <style:paragraph-properties fo:text-align="start" style:justify-single-word="false"/>
      <style:text-properties officeooo:rsid="0032a666" officeooo:paragraph-rsid="0032a666" fo:background-color="transparent"/>
    </style:style>
    <style:style style:name="P48" style:family="paragraph" style:parent-style-name="Standard" style:list-style-name="L1">
      <style:paragraph-properties fo:text-align="start" style:justify-single-word="false"/>
      <style:text-properties officeooo:rsid="0034d486" officeooo:paragraph-rsid="0034d486" fo:background-color="transparent"/>
    </style:style>
    <style:style style:name="P49" style:family="paragraph" style:parent-style-name="Standard" style:list-style-name="L1">
      <style:paragraph-properties fo:text-align="start" style:justify-single-word="false"/>
      <style:text-properties officeooo:rsid="0038beb2" officeooo:paragraph-rsid="0038beb2" fo:background-color="transparent"/>
    </style:style>
    <style:style style:name="P50" style:family="paragraph" style:parent-style-name="Standard" style:list-style-name="L1">
      <style:paragraph-properties fo:text-align="start" style:justify-single-word="false"/>
      <style:text-properties officeooo:rsid="0038beb2" officeooo:paragraph-rsid="003d5279" fo:background-color="transparent"/>
    </style:style>
    <style:style style:name="P51" style:family="paragraph" style:parent-style-name="Standard" style:list-style-name="L1">
      <style:paragraph-properties fo:text-align="start" style:justify-single-word="false"/>
      <style:text-properties officeooo:rsid="0038beb2" officeooo:paragraph-rsid="003ed1fc" fo:background-color="transparent"/>
    </style:style>
    <style:style style:name="P52" style:family="paragraph" style:parent-style-name="Standard" style:list-style-name="L1">
      <style:paragraph-properties fo:text-align="start" style:justify-single-word="false"/>
      <style:text-properties officeooo:rsid="0038beb2" officeooo:paragraph-rsid="0041d4e2" fo:background-color="transparent"/>
    </style:style>
    <style:style style:name="P53" style:family="paragraph" style:parent-style-name="Standard">
      <style:paragraph-properties fo:text-align="start" style:justify-single-word="false"/>
      <style:text-properties officeooo:rsid="0038beb2" officeooo:paragraph-rsid="003d5279" fo:background-color="transparent"/>
    </style:style>
    <style:style style:name="P54" style:family="paragraph" style:parent-style-name="Standard">
      <style:paragraph-properties fo:text-align="start" style:justify-single-word="false"/>
      <style:text-properties officeooo:rsid="0038beb2" officeooo:paragraph-rsid="003ed1fc" fo:background-color="transparent"/>
    </style:style>
    <style:style style:name="P55" style:family="paragraph" style:parent-style-name="Standard">
      <style:paragraph-properties fo:text-align="start" style:justify-single-word="false"/>
      <style:text-properties officeooo:rsid="0038beb2" officeooo:paragraph-rsid="004048d2" fo:background-color="transparent"/>
    </style:style>
    <style:style style:name="P56" style:family="paragraph" style:parent-style-name="Standard">
      <style:paragraph-properties fo:text-align="start" style:justify-single-word="false"/>
      <style:text-properties officeooo:rsid="0038beb2" officeooo:paragraph-rsid="0041d4e2" fo:background-color="transparent"/>
    </style:style>
    <style:style style:name="P57" style:family="paragraph" style:parent-style-name="Standard" style:list-style-name="L1">
      <style:paragraph-properties fo:text-align="start" style:justify-single-word="false"/>
      <style:text-properties officeooo:rsid="00398423" officeooo:paragraph-rsid="00398423" fo:background-color="transparent"/>
    </style:style>
    <style:style style:name="P58" style:family="paragraph" style:parent-style-name="Standard" style:list-style-name="L1">
      <style:paragraph-properties fo:text-align="start" style:justify-single-word="false"/>
      <style:text-properties officeooo:rsid="003d94d0" officeooo:paragraph-rsid="003d94d0" fo:background-color="transparent"/>
    </style:style>
    <style:style style:name="P59" style:family="paragraph" style:parent-style-name="Standard" style:list-style-name="L1">
      <style:paragraph-properties fo:text-align="start" style:justify-single-word="false"/>
      <style:text-properties officeooo:rsid="0032a666" officeooo:paragraph-rsid="0032a666"/>
    </style:style>
    <style:style style:name="P60" style:family="paragraph" style:parent-style-name="Standard" style:list-style-name="L1">
      <style:paragraph-properties fo:text-align="start" style:justify-single-word="false"/>
      <style:text-properties officeooo:rsid="00350ece" officeooo:paragraph-rsid="00350ece"/>
    </style:style>
    <style:style style:name="P61" style:family="paragraph" style:parent-style-name="Standard" style:list-style-name="L1">
      <style:paragraph-properties fo:text-align="start" style:justify-single-word="false"/>
      <style:text-properties officeooo:rsid="0041d4e2" officeooo:paragraph-rsid="004387f4"/>
    </style:style>
    <style:style style:name="P62" style:family="paragraph" style:parent-style-name="Standard" style:list-style-name="L1">
      <style:paragraph-properties fo:text-align="start" style:justify-single-word="false"/>
      <style:text-properties officeooo:rsid="0041d4e2" officeooo:paragraph-rsid="0043f89c"/>
    </style:style>
    <style:style style:name="P63" style:family="paragraph" style:parent-style-name="Standard">
      <style:paragraph-properties fo:text-align="start" style:justify-single-word="false"/>
      <style:text-properties officeooo:rsid="0041d4e2" officeooo:paragraph-rsid="004387f4"/>
    </style:style>
    <style:style style:name="P64" style:family="paragraph" style:parent-style-name="Standard" style:list-style-name="L1">
      <style:paragraph-properties fo:text-align="start" style:justify-single-word="false"/>
      <style:text-properties officeooo:rsid="004387f4" officeooo:paragraph-rsid="004387f4"/>
    </style:style>
    <style:style style:name="P65" style:family="paragraph" style:parent-style-name="Standard" style:list-style-name="L1">
      <style:paragraph-properties fo:text-align="start" style:justify-single-word="false"/>
      <style:text-properties officeooo:rsid="004858ed" officeooo:paragraph-rsid="004858ed"/>
    </style:style>
    <style:style style:name="P66" style:family="paragraph" style:parent-style-name="Standard" style:list-style-name="L1">
      <style:paragraph-properties fo:text-align="start" style:justify-single-word="false"/>
      <style:text-properties officeooo:rsid="0049febd" officeooo:paragraph-rsid="0049febd"/>
    </style:style>
    <style:style style:name="T1" style:family="text">
      <style:text-properties fo:font-size="20pt" style:font-size-asian="17.5pt" style:font-size-complex="20pt"/>
    </style:style>
    <style:style style:name="T2" style:family="text">
      <style:text-properties fo:font-size="20pt" officeooo:rsid="002064e4" style:font-size-asian="17.5pt" style:font-size-complex="20pt"/>
    </style:style>
    <style:style style:name="T3" style:family="text">
      <style:text-properties fo:background-color="#ffff00" loext:char-shading-value="0"/>
    </style:style>
    <style:style style:name="T4" style:family="text">
      <style:text-properties officeooo:rsid="002ad347" fo:background-color="#ffff00" loext:char-shading-value="0"/>
    </style:style>
    <style:style style:name="T5" style:family="text">
      <style:text-properties officeooo:rsid="002c514a" fo:background-color="#ffff00" loext:char-shading-value="0"/>
    </style:style>
    <style:style style:name="T6" style:family="text">
      <style:text-properties officeooo:rsid="002d6a3a" fo:background-color="#ffff00" loext:char-shading-value="0"/>
    </style:style>
    <style:style style:name="T7" style:family="text">
      <style:text-properties officeooo:rsid="00273828" fo:background-color="#ffff00" loext:char-shading-value="0"/>
    </style:style>
    <style:style style:name="T8" style:family="text">
      <style:text-properties officeooo:rsid="0030d806" fo:background-color="#ffff00" loext:char-shading-value="0"/>
    </style:style>
    <style:style style:name="T9" style:family="text">
      <style:text-properties officeooo:rsid="00350ece" fo:background-color="#ffff00" loext:char-shading-value="0"/>
    </style:style>
    <style:style style:name="T10" style:family="text">
      <style:text-properties officeooo:rsid="0038beb2" fo:background-color="#ffff00" loext:char-shading-value="0"/>
    </style:style>
    <style:style style:name="T11" style:family="text">
      <style:text-properties officeooo:rsid="003d5279" fo:background-color="#ffff00" loext:char-shading-value="0"/>
    </style:style>
    <style:style style:name="T12" style:family="text">
      <style:text-properties fo:background-color="#ffff00" loext:char-shading-value="0"/>
    </style:style>
    <style:style style:name="T13" style:family="text">
      <style:text-properties officeooo:rsid="004048d2" fo:background-color="#ffff00" loext:char-shading-value="0"/>
    </style:style>
    <style:style style:name="T14" style:family="text">
      <style:text-properties officeooo:rsid="0041d4e2" fo:background-color="#ffff00" loext:char-shading-value="0"/>
    </style:style>
    <style:style style:name="T15" style:family="text">
      <style:text-properties officeooo:rsid="004387f4" fo:background-color="#ffff00" loext:char-shading-value="0"/>
    </style:style>
    <style:style style:name="T16" style:family="text">
      <style:text-properties officeooo:rsid="004428e3" fo:background-color="#ffff00" loext:char-shading-value="0"/>
    </style:style>
    <style:style style:name="T17" style:family="text">
      <style:text-properties officeooo:rsid="00452789" fo:background-color="#ffff00" loext:char-shading-value="0"/>
    </style:style>
    <style:style style:name="T18" style:family="text">
      <style:text-properties officeooo:rsid="0045f7cc" fo:background-color="#ffff00" loext:char-shading-value="0"/>
    </style:style>
    <style:style style:name="T19" style:family="text">
      <style:text-properties officeooo:rsid="002173c2"/>
    </style:style>
    <style:style style:name="T20" style:family="text">
      <style:text-properties officeooo:rsid="0022aad4"/>
    </style:style>
    <style:style style:name="T21" style:family="text">
      <style:text-properties officeooo:rsid="00248a0b"/>
    </style:style>
    <style:style style:name="T22" style:family="text">
      <style:text-properties officeooo:rsid="00258b36"/>
    </style:style>
    <style:style style:name="T23" style:family="text">
      <style:text-properties fo:font-style="italic" style:font-style-asian="italic" style:font-style-complex="italic"/>
    </style:style>
    <style:style style:name="T24" style:family="text">
      <style:text-properties officeooo:rsid="002677a5"/>
    </style:style>
    <style:style style:name="T25" style:family="text">
      <style:text-properties officeooo:rsid="00273828"/>
    </style:style>
    <style:style style:name="T26" style:family="text">
      <style:text-properties fo:font-size="14pt" fo:font-weight="bold" officeooo:rsid="002c514a" style:font-size-asian="14pt" style:font-weight-asian="bold" style:font-size-complex="14pt" style:font-weight-complex="bold"/>
    </style:style>
    <style:style style:name="T27" style:family="text">
      <style:text-properties fo:font-size="14pt" fo:font-weight="bold" officeooo:rsid="0030d806" style:font-size-asian="14pt" style:font-weight-asian="bold" style:font-size-complex="14pt" style:font-weight-complex="bold"/>
    </style:style>
    <style:style style:name="T28" style:family="text">
      <style:text-properties fo:font-size="14pt" fo:font-weight="bold" officeooo:rsid="0034d486" style:font-size-asian="14pt" style:font-weight-asian="bold" style:font-size-complex="14pt" style:font-weight-complex="bold"/>
    </style:style>
    <style:style style:name="T29" style:family="text">
      <style:text-properties fo:font-size="14pt" fo:font-weight="bold" officeooo:rsid="0038beb2" style:font-size-asian="14pt" style:font-weight-asian="bold" style:font-size-complex="14pt" style:font-weight-complex="bold"/>
    </style:style>
    <style:style style:name="T30" style:family="text">
      <style:text-properties fo:font-size="14pt" fo:font-weight="bold" officeooo:rsid="0038beb2" fo:background-color="transparent" loext:char-shading-value="0" style:font-size-asian="14pt" style:font-weight-asian="bold" style:font-size-complex="14pt" style:font-weight-complex="bold"/>
    </style:style>
    <style:style style:name="T31" style:family="text">
      <style:text-properties fo:font-size="14pt" fo:font-weight="bold" officeooo:rsid="003cf6c0" fo:background-color="transparent" loext:char-shading-value="0" style:font-size-asian="14pt" style:font-weight-asian="bold" style:font-size-complex="14pt" style:font-weight-complex="bold"/>
    </style:style>
    <style:style style:name="T32" style:family="text">
      <style:text-properties fo:font-size="14pt" fo:font-weight="bold" officeooo:rsid="003ed1fc" fo:background-color="transparent" loext:char-shading-value="0" style:font-size-asian="14pt" style:font-weight-asian="bold" style:font-size-complex="14pt" style:font-weight-complex="bold"/>
    </style:style>
    <style:style style:name="T33" style:family="text">
      <style:text-properties fo:font-size="14pt" fo:font-weight="bold" officeooo:rsid="0041d4e2" fo:background-color="transparent" loext:char-shading-value="0" style:font-size-asian="14pt" style:font-weight-asian="bold" style:font-size-complex="14pt" style:font-weight-complex="bold"/>
    </style:style>
    <style:style style:name="T34" style:family="text">
      <style:text-properties fo:font-size="14pt" fo:font-weight="bold" officeooo:rsid="004387f4" fo:background-color="transparent" loext:char-shading-value="0" style:font-size-asian="14pt" style:font-weight-asian="bold" style:font-size-complex="14pt" style:font-weight-complex="bold"/>
    </style:style>
    <style:style style:name="T35" style:family="text">
      <style:text-properties fo:font-size="14pt" fo:font-weight="bold" officeooo:rsid="004428e3" fo:background-color="transparent" loext:char-shading-value="0" style:font-size-asian="14pt" style:font-weight-asian="bold" style:font-size-complex="14pt" style:font-weight-complex="bold"/>
    </style:style>
    <style:style style:name="T36" style:family="text">
      <style:text-properties officeooo:rsid="002ad347"/>
    </style:style>
    <style:style style:name="T37" style:family="text">
      <style:text-properties fo:background-color="#ff8000" loext:char-shading-value="0"/>
    </style:style>
    <style:style style:name="T38" style:family="text">
      <style:text-properties officeooo:rsid="002ad347" fo:background-color="#ff8000" loext:char-shading-value="0"/>
    </style:style>
    <style:style style:name="T39" style:family="text">
      <style:text-properties officeooo:rsid="0030d806" fo:background-color="#ff8000" loext:char-shading-value="0"/>
    </style:style>
    <style:style style:name="T40" style:family="text">
      <style:text-properties officeooo:rsid="00273828" fo:background-color="#ff8000" loext:char-shading-value="0"/>
    </style:style>
    <style:style style:name="T41" style:family="text">
      <style:text-properties officeooo:rsid="00350ece" fo:background-color="#ff8000" loext:char-shading-value="0"/>
    </style:style>
    <style:style style:name="T42" style:family="text">
      <style:text-properties officeooo:rsid="0043f89c" fo:background-color="#ff8000" loext:char-shading-value="0"/>
    </style:style>
    <style:style style:name="T43" style:family="text">
      <style:text-properties officeooo:rsid="0041d4e2" fo:background-color="#ff8000" loext:char-shading-value="0"/>
    </style:style>
    <style:style style:name="T44" style:family="text">
      <style:text-properties fo:background-color="#ff8000" loext:char-shading-value="0"/>
    </style:style>
    <style:style style:name="T45" style:family="text">
      <style:text-properties officeooo:rsid="002c514a"/>
    </style:style>
    <style:style style:name="T46" style:family="text">
      <style:text-properties fo:background-color="transparent" loext:char-shading-value="0"/>
    </style:style>
    <style:style style:name="T47" style:family="text">
      <style:text-properties officeooo:rsid="002ad347" fo:background-color="transparent" loext:char-shading-value="0"/>
    </style:style>
    <style:style style:name="T48" style:family="text">
      <style:text-properties officeooo:rsid="002f256f" fo:background-color="transparent" loext:char-shading-value="0"/>
    </style:style>
    <style:style style:name="T49" style:family="text">
      <style:text-properties officeooo:rsid="00273828" fo:background-color="transparent" loext:char-shading-value="0"/>
    </style:style>
    <style:style style:name="T50" style:family="text">
      <style:text-properties officeooo:rsid="0034d486" fo:background-color="transparent" loext:char-shading-value="0"/>
    </style:style>
    <style:style style:name="T51" style:family="text">
      <style:text-properties officeooo:rsid="0032a666" fo:background-color="transparent" loext:char-shading-value="0"/>
    </style:style>
    <style:style style:name="T52" style:family="text">
      <style:text-properties officeooo:rsid="00350ece" fo:background-color="transparent" loext:char-shading-value="0"/>
    </style:style>
    <style:style style:name="T53" style:family="text">
      <style:text-properties officeooo:rsid="0035da75" fo:background-color="transparent" loext:char-shading-value="0"/>
    </style:style>
    <style:style style:name="T54" style:family="text">
      <style:text-properties officeooo:rsid="0038beb2" fo:background-color="transparent" loext:char-shading-value="0"/>
    </style:style>
    <style:style style:name="T55" style:family="text">
      <style:text-properties officeooo:rsid="0038beb2" fo:background-color="transparent" loext:char-shading-value="0"/>
    </style:style>
    <style:style style:name="T56" style:family="text">
      <style:text-properties officeooo:rsid="003d5279" fo:background-color="transparent" loext:char-shading-value="0"/>
    </style:style>
    <style:style style:name="T57" style:family="text">
      <style:text-properties officeooo:rsid="004048d2" fo:background-color="transparent" loext:char-shading-value="0"/>
    </style:style>
    <style:style style:name="T58" style:family="text">
      <style:text-properties officeooo:rsid="0041d4e2" fo:background-color="transparent" loext:char-shading-value="0"/>
    </style:style>
    <style:style style:name="T59" style:family="text">
      <style:text-properties officeooo:rsid="00423fee" fo:background-color="transparent" loext:char-shading-value="0"/>
    </style:style>
    <style:style style:name="T60" style:family="text">
      <style:text-properties officeooo:rsid="004387f4" fo:background-color="transparent" loext:char-shading-value="0"/>
    </style:style>
    <style:style style:name="T61" style:family="text">
      <style:text-properties officeooo:rsid="004387f4" fo:background-color="transparent" loext:char-shading-value="0"/>
    </style:style>
    <style:style style:name="T62" style:family="text">
      <style:text-properties fo:background-color="transparent" loext:char-shading-value="0"/>
    </style:style>
    <style:style style:name="T63" style:family="text">
      <style:text-properties officeooo:rsid="0043f89c" fo:background-color="transparent" loext:char-shading-value="0"/>
    </style:style>
    <style:style style:name="T64" style:family="text">
      <style:text-properties officeooo:rsid="004428e3" fo:background-color="transparent" loext:char-shading-value="0"/>
    </style:style>
    <style:style style:name="T65" style:family="text">
      <style:text-properties officeooo:rsid="0045f7cc" fo:background-color="transparent" loext:char-shading-value="0"/>
    </style:style>
    <style:style style:name="T66" style:family="text">
      <style:text-properties officeooo:rsid="0047b615" fo:background-color="transparent" loext:char-shading-value="0"/>
    </style:style>
    <style:style style:name="T67" style:family="text">
      <style:text-properties officeooo:rsid="0047b615" fo:background-color="transparent" loext:char-shading-value="0"/>
    </style:style>
    <style:style style:name="T68" style:family="text">
      <style:text-properties officeooo:rsid="004abcc8" fo:background-color="transparent" loext:char-shading-value="0"/>
    </style:style>
    <style:style style:name="T69" style:family="text">
      <style:text-properties officeooo:rsid="0030d806"/>
    </style:style>
    <style:style style:name="T70" style:family="text">
      <style:text-properties officeooo:rsid="0032a666"/>
    </style:style>
    <style:style style:name="T71" style:family="text">
      <style:text-properties officeooo:rsid="0034d486"/>
    </style:style>
    <style:style style:name="T72" style:family="text">
      <style:text-properties officeooo:rsid="003d5279"/>
    </style:style>
    <style:style style:name="T73" style:family="text"/>
    <style:style style:name="T74" style:family="text">
      <style:text-properties officeooo:rsid="003ff072"/>
    </style:style>
    <style:style style:name="T75" style:family="text">
      <style:text-properties officeooo:rsid="0041d4e2"/>
    </style:style>
    <style:style style:name="T76" style:family="text">
      <style:text-properties fo:font-weight="bold" fo:background-color="transparent" loext:char-shading-value="0" style:font-weight-asian="bold" style:font-weight-complex="bold"/>
    </style:style>
    <style:style style:name="T77" style:family="text">
      <style:text-properties fo:font-weight="bold" officeooo:rsid="0043f89c" fo:background-color="transparent" loext:char-shading-valu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Q</text:span><text:span text:style-name="T1">uery </text:span><text:span text:style-name="T2">(JS Library)</text:span> </text:p>
      <text:p text:style-name="P2">Introduction</text:p>
      <text:list xml:id="list1669315061" text:style-name="L1">
        <text:list-item>
          <text:p text:style-name="P16">jQuery is a js library that eliminate the lengthy code of the utilizing the “querySelector” keywords and many more keywords in js</text:p>
          <text:list>
            <text:list-item>
              <text:p text:style-name="P16"><text:span text:style-name="T3">Document</text:span>.<text:span text:style-name="T3">querySelector</text:span>(“h1”) is the same as <text:span text:style-name="T3">query</text:span>(“h1”) or <text:span text:style-name="T3">$</text:span>(“h1”)</text:p>
            </text:list-item>
          </text:list>
        </text:list-item>
        <text:list-item>
          <text:p text:style-name="P17"><text:span text:style-name="T19">To utilize jQuery you may download the source code like bootstrap or utilize </text:span><text:span text:style-name="T22">a CDN </text:span><text:span text:style-name="T25">like bootstrap </text:span><text:span text:style-name="T22">(e.g., a google’s </text:span><text:span text:style-name="T19">CDN, </text:span><text:span text:style-name="T22">hosted by google’s servers and many users might already have it, because they could have vised a web page before visiting your web page that already has it. So they wont be needing to download it again.). </text:span></text:p>
          <text:list>
            <text:list-item>
              <text:p text:style-name="P34">CDN stands for Content Delivery Network. </text:p>
              <text:list>
                <text:list-item>
                  <text:p text:style-name="P17"><text:span text:style-name="T19">It is a geographically distributed servers that work together to provide a fast delivery of internet content, safer access to data. </text:span><text:span text:style-name="T20">Instead of requesting the bootstrap data each time from the CSS main </text:span></text:p>
                </text:list-item>
                <text:list-item>
                  <text:p text:style-name="P17"><text:span text:style-name="T20"><text:s/>CDN allows users to request the information from a closer (in distance) server </text:span><text:span text:style-name="T22">(i.e., proxy server)</text:span><text:span text:style-name="T20"> which has the same exact information and will make the access of information easier and faster. </text:span><text:span text:style-name="T21">If everyone in the world requests the information from the CSS main server it will increase the load time. Therefore, each region has its own proxy server with the same exact information as the CSS main server. AWS. Utilizes CDN as well and it has many servers over the internet.</text:span></text:p>
                </text:list-item>
                <text:list-item>
                  <text:p text:style-name="P17"><text:span text:style-name="T22">Additionally, if a user uses the same CDN as you they wont need to fetch that information from the proxy server when they access your site. They will already have it. </text:span><text:span text:style-name="T21"><text:s/></text:span></text:p>
                </text:list-item>
              </text:list>
            </text:list-item>
            <text:list-item>
              <text:p text:style-name="P17"><text:span text:style-name="T22">From the jQuery site: </text:span>“<text:span text:style-name="T23">CDNs can offer a performance benefit by hosting jQuery on servers spread across the globe. This also offers an advantage that if the visitor to your webpage has already downloaded a copy of jQuery from the same CDN, it won't have to be re-downloaded.</text:span>”</text:p>
            </text:list-item>
          </text:list>
        </text:list-item>
        <text:list-item>
          <text:p text:style-name="P35">CDN is not the same as caching. </text:p>
          <text:list>
            <text:list-item>
              <text:p text:style-name="P36">Caching is the process of saving a site version from the main servers or the proxy servers on your own server for a period of time before going back and getting an update. Therefore, when you request the site you will get the cached version which is much easier to access. The cached version saves a frequently visited sites information on your computer (in the cookies) so when you visit it again you wont need a long time to load it (only if the content has not changed, if an update has happened a new non-cached version is requested from the main server) </text:p>
            </text:list-item>
          </text:list>
        </text:list-item>
        <text:list-item>
          <text:p text:style-name="P37">Google CDN link as of Aug 15, 2022:</text:p>
          <text:list>
            <text:list-item>
              <text:p text:style-name="P37">&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18"><text:span text:style-name="T24">If </text:span><text:span text:style-name="T25">you click</text:span><text:span text:style-name="T24"> on the src link above. The mini</text:span><text:span text:style-name="T25">fied</text:span><text:span text:style-name="T24"> version of t</text:span><text:span text:style-name="T25">he code</text:span><text:span text:style-name="T24"> will be </text:span><text:span text:style-name="T25">viewed</text:span><text:span text:style-name="T24">. You can minif</text:span><text:span text:style-name="T25">y</text:span><text:span text:style-name="T24"> your code using various sites. </text:span></text:p>
            </text:list-item>
          </text:list>
        </text:list-item>
        <text:list-item>
          <text:p text:style-name="P39">Location of the jQuery CDN link must either be in the html body tags above the js link or outside the body tags. If outside the body tags the .ready() method must be used to ensure that once the page has been loaded the index.js page will execute. </text:p>
        </text:list-item>
      </text:list>
      <text:p text:style-name="P7"/>
      <text:p text:style-name="P3">Code Minified </text:p>
      <text:list xml:id="list84615091111983" text:continue-numbering="true" text:style-name="L1">
        <text:list-item>
          <text:p text:style-name="P38">Google CDN link as of Aug 15, 2022:</text:p>
          <text:list>
            <text:list-item>
              <text:p text:style-name="P38">&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18"><text:span text:style-name="T24">If </text:span><text:span text:style-name="T25">you click</text:span><text:span text:style-name="T24"> on the src link above. The mini</text:span><text:span text:style-name="T25">fied</text:span><text:span text:style-name="T24"> version of t</text:span><text:span text:style-name="T25">he code</text:span><text:span text:style-name="T24"> will be </text:span><text:span text:style-name="T25">viewed</text:span><text:span text:style-name="T24">. You can minif</text:span><text:span text:style-name="T25">y</text:span><text:span text:style-name="T24"> your code using various sites. </text:span></text:p>
            </text:list-item>
          </text:list>
        </text:list-item>
      </text:list>
      <text:p text:style-name="P8"/>
      <text:p text:style-name="P8"/>
      <text:p text:style-name="P3"><text:soft-page-break/>Selecting Elements with jQuery</text:p>
      <text:list xml:id="list84613640436069" text:continue-numbering="true" text:style-name="L1">
        <text:list-item>
          <text:p text:style-name="P40">Selecting elements with jQuery </text:p>
        </text:list-item>
        <text:list-item>
          <text:p text:style-name="P40"><text:span text:style-name="T3">$</text:span><text:span text:style-name="T37">("h1")</text:span> <text:span text:style-name="T36">is the same as </text:span><text:span text:style-name="T4">document</text:span><text:span text:style-name="T36">.</text:span><text:span text:style-name="T4">querySelector</text:span><text:span text:style-name="T38">("h1")</text:span><text:span text:style-name="T36"> or </text:span><text:span text:style-name="T4">document</text:span><text:span text:style-name="T36">.</text:span><text:span text:style-name="T4">querySelectorAll</text:span><text:span text:style-name="T38">("h1")</text:span></text:p>
          <text:list>
            <text:list-item>
              <text:p text:style-name="P43">In jQuery it does not matter if you select a single element or all but in the DOM <text:span text:style-name="T3">document</text:span>.<text:span text:style-name="T3">querySelector</text:span><text:span text:style-name="T37">("h1")</text:span> <text:s/>will only select the first <text:span text:style-name="T37">“h1”</text:span></text:p>
            </text:list-item>
          </text:list>
        </text:list-item>
      </text:list>
      <text:p text:style-name="P4"/>
      <text:p text:style-name="P5">Adding or Removing a CSS class using jQuery in JS</text:p>
      <text:list xml:id="list84613763823695" text:continue-numbering="true" text:style-name="L1">
        <text:list-item>
          <text:p text:style-name="P41">It's important to note that this method does not replace a class <text:span text:style-name="T45">i</text:span>t simply adds the class, appending it to any which may already be assigned to the elements. <text:span text:style-name="T45">In the lines of code below. The class “paragraph” is being added in the first line and then removed from the element p in the second. These are just examples and the code must be written in the .js file </text:span><text:s/></text:p>
          <text:list>
            <text:list-item>
              <text:p text:style-name="P41"><text:span text:style-name="T3">$</text:span><text:span text:style-name="T37">("p")</text:span>.<text:span text:style-name="T3">addClass</text:span><text:span text:style-name="T37">("praragraph2")</text:span>;</text:p>
            </text:list-item>
            <text:list-item>
              <text:p text:style-name="P41"><text:span text:style-name="T3">$</text:span><text:span text:style-name="T37">("p")</text:span>.<text:span text:style-name="T5">RemoveC</text:span><text:span text:style-name="T3">lass</text:span><text:span text:style-name="T37">("praragraph2")</text:span>;</text:p>
            </text:list-item>
          </text:list>
        </text:list-item>
        <text:list-item>
          <text:p text:style-name="P44"><text:span text:style-name="T47">T</text:span><text:span text:style-name="T46">o figure out an element has a specific class or not we will need to use the </text:span><text:span text:style-name="T3">.has Class </text:span><text:span text:style-name="T46">method in the console of the browser. </text:span><text:span text:style-name="T48">This will return a boolean</text:span></text:p>
          <text:list>
            <text:list-item>
              <text:p text:style-name="P42"><text:span text:style-name="T3">$</text:span><text:span text:style-name="T37">("p")</text:span><text:span text:style-name="T6">.hasClass</text:span><text:span text:style-name="T37">("praragraph2")</text:span><text:span text:style-name="T46">; </text:span></text:p>
            </text:list-item>
          </text:list>
        </text:list-item>
      </text:list>
      <text:p text:style-name="P13"/>
      <text:p text:style-name="P12"><text:span text:style-name="T27">Editing the Text of an element using </text:span><text:span text:style-name="T26">jQuery in JS</text:span></text:p>
      <text:list xml:id="list84613811551224" text:continue-numbering="true" text:style-name="L1">
        <text:list-item>
          <text:p text:style-name="P45"><text:span text:style-name="T71">T</text:span><text:span text:style-name="T70">o edit the text of an element </text:span><text:span text:style-name="T69">you may use the .text() function and calling that element’s ID or class</text:span></text:p>
          <text:list>
            <text:list-item>
              <text:p text:style-name="P19"><text:span text:style-name="T7">$</text:span><text:span text:style-name="T40">("</text:span><text:span text:style-name="T39">#</text:span><text:span text:style-name="T40">praragraph1")</text:span><text:span text:style-name="T7">.</text:span><text:span text:style-name="T8">text(</text:span><text:span text:style-name="T39">“hi”</text:span><text:span text:style-name="T8">)</text:span><text:span text:style-name="T49">; </text:span></text:p>
            </text:list-item>
          </text:list>
        </text:list-item>
        <text:list-item>
          <text:p text:style-name="P59"><text:span text:style-name="T49">T</text:span><text:span text:style-name="T46">o edit the text of an element &amp; edit the html settings of its content we can use the .html() function. We can refer to the element by its Class or ID </text:span></text:p>
          <text:list>
            <text:list-item>
              <text:p text:style-name="P59"><text:span text:style-name="T3">$</text:span><text:span text:style-name="T37">(".myClass")</text:span><text:span text:style-name="T3">.html(</text:span><text:span text:style-name="T37">"&lt;em&gt;hello click me&lt;/em&gt;"</text:span><text:span text:style-name="T3">)</text:span><text:span text:style-name="T49">; </text:span></text:p>
            </text:list-item>
            <text:list-item>
              <text:p text:style-name="P47"><text:s/></text:p>
            </text:list-item>
          </text:list>
        </text:list-item>
      </text:list>
      <text:p text:style-name="P14"/>
      <text:p text:style-name="P9"><text:span text:style-name="T27">Editing </text:span><text:span text:style-name="T28">Attributes</text:span><text:span text:style-name="T27"> </text:span><text:span text:style-name="T26">jQuery in JS</text:span></text:p>
      <text:list xml:id="list84613748631184" text:continue-numbering="true" text:style-name="L1">
        <text:list-item>
          <text:p text:style-name="P48">Attributes are additional information associated with the html elements for example: </text:p>
          <text:list>
            <text:list-item>
              <text:p text:style-name="P48">The href in the &lt;a&gt; tag </text:p>
            </text:list-item>
            <text:list-item>
              <text:p text:style-name="P48">The src, width, height, alt in the &lt;img&gt; tag</text:p>
            </text:list-item>
          </text:list>
        </text:list-item>
        <text:list-item>
          <text:p text:style-name="P60"><text:span text:style-name="T50">T</text:span><text:span text:style-name="T46">o get an attribute using jQuery, you need a single input while using the .attr() function. The below example is getting the source or src of the first image in the page. </text:span></text:p>
          <text:list>
            <text:list-item>
              <text:p text:style-name="P60"><text:span text:style-name="T3">$</text:span><text:span text:style-name="T37">("img")</text:span><text:span text:style-name="T3">.attr(</text:span><text:span text:style-name="T37">"src"</text:span><text:span text:style-name="T3">)</text:span><text:span text:style-name="T46">;</text:span></text:p>
            </text:list-item>
          </text:list>
        </text:list-item>
        <text:list-item>
          <text:p text:style-name="P20"><text:span text:style-name="T50">T</text:span><text:span text:style-name="T52">o get an attribute using jQuery, you need a single input while using the .attr() function. The below example is getting the source or src of the an image in the page based on the image’s ID. </text:span></text:p>
          <text:list>
            <text:list-item>
              <text:p text:style-name="P60"><text:span text:style-name="T3">$</text:span><text:span text:style-name="T37">("#piano")</text:span><text:span text:style-name="T3">.attr(</text:span><text:span text:style-name="T37">"src"</text:span><text:span text:style-name="T3">)</text:span><text:span text:style-name="T46">;</text:span></text:p>
            </text:list-item>
            <text:list-item>
              <text:p text:style-name="P60"><text:span text:style-name="T3">document</text:span><text:span text:style-name="T46">.</text:span><text:span text:style-name="T3">getElementById</text:span><text:span text:style-name="T46">("piano").</text:span><text:span text:style-name="T37">src</text:span><text:span text:style-name="T46">;</text:span></text:p>
            </text:list-item>
          </text:list>
        </text:list-item>
        <text:list-item>
          <text:p text:style-name="P20"><text:span text:style-name="T50">T</text:span><text:span text:style-name="T51">o edit the </text:span><text:span text:style-name="T50">an attribute using jQuery</text:span><text:span text:style-name="T52">, you need a two inputs while using the .attr() function. The example below edits the </text:span><text:span text:style-name="T53">all</text:span><text:span text:style-name="T52"> image </text:span></text:p>
          <text:list>
            <text:list-item>
              <text:p text:style-name="P20"><text:span text:style-name="T9">$</text:span><text:span text:style-name="T41">("img")</text:span><text:span text:style-name="T9">.attr(</text:span><text:span text:style-name="T41">"src", "violin.jpg"</text:span><text:span text:style-name="T9">)</text:span><text:span text:style-name="T52">;</text:span></text:p>
            </text:list-item>
          </text:list>
        </text:list-item>
        <text:list-item>
          <text:p text:style-name="P20"><text:span text:style-name="T50">T</text:span><text:span text:style-name="T51">o edit the </text:span><text:span text:style-name="T50">an attribute using jQuery</text:span><text:span text:style-name="T52">, you need a two inputs while using the .attr() function. The example below edits an image based on its ID</text:span></text:p>
          <text:list>
            <text:list-item>
              <text:p text:style-name="P20"><text:span text:style-name="T9">$</text:span><text:span text:style-name="T41">("#musicalInstrument")</text:span><text:span text:style-name="T9">.attr(</text:span><text:span text:style-name="T41">"src", "violin.jpg"</text:span><text:span text:style-name="T9">)</text:span><text:span text:style-name="T52">;</text:span></text:p>
            </text:list-item>
            <text:list-item>
              <text:p text:style-name="P21"><text:span text:style-name="T9">document</text:span><text:span text:style-name="T52">.</text:span><text:span text:style-name="T9">getElementById</text:span><text:span text:style-name="T52">("</text:span><text:span text:style-name="T41">musicalInstrument</text:span><text:span text:style-name="T52">").</text:span><text:span text:style-name="T41">src</text:span><text:span text:style-name="T52"> = "</text:span><text:span text:style-name="T41">violin .jpg</text:span><text:span text:style-name="T52">";</text:span></text:p>
            </text:list-item>
          </text:list>
        </text:list-item>
      </text:list>
      <text:p text:style-name="P6"/>
      <text:p text:style-name="P10"><text:span text:style-name="T30">addEventListener in </text:span><text:span text:style-name="T26">jQuery </text:span><text:span text:style-name="T29">of</text:span><text:span text:style-name="T26"> JS</text:span></text:p>
      <text:list xml:id="list84613094332177" text:continue-numbering="true" text:style-name="L1">
        <text:list-item>
          <text:p text:style-name="P49">The keyword “addEventListener” does not need to be added to the jQuery request of it: </text:p>
        </text:list-item>
        <text:list-item>
          <text:p text:style-name="P49">Generally in the vanilla JS we type the following: </text:p>
          <text:list>
            <text:list-item>
              <text:p text:style-name="P46"><text:soft-page-break/><text:span text:style-name="T3">document</text:span>.<text:span text:style-name="T3">getElementById</text:span>("myClass").<text:span text:style-name="T3">addEventListener</text:span>("click",function(){alert("hi")});</text:p>
            </text:list-item>
          </text:list>
        </text:list-item>
        <text:list-item>
          <text:p text:style-name="P49">In jQuery we would type the following: </text:p>
          <text:list>
            <text:list-item>
              <text:p text:style-name="P49"><text:span text:style-name="T3">$</text:span>("#myClass").<text:span text:style-name="T3">click</text:span>(function(){alert("hi")});</text:p>
              <text:list>
                <text:list-item>
                  <text:p text:style-name="P58">Just the click event needs to be added &amp; jQuery will know you are looking to listen to the clicks associated with any element that has the called up on ID.</text:p>
                </text:list-item>
                <text:list-item>
                  <text:p text:style-name="P57"># refers to a class</text:p>
                </text:list-item>
              </text:list>
            </text:list-item>
          </text:list>
        </text:list-item>
      </text:list>
      <text:p text:style-name="P15"/>
      <text:p text:style-name="P11"><text:span text:style-name="T31">For loop &amp; </text:span><text:span text:style-name="T30">addEventListener in </text:span><text:span text:style-name="T26">jQuery </text:span><text:span text:style-name="T29">of</text:span><text:span text:style-name="T26"> JS</text:span></text:p>
      <text:list xml:id="list84613890535199" text:continue-numbering="true" text:style-name="L1">
        <text:list-item>
          <text:p text:style-name="P50">Generally in the vanilla JS we type the following: </text:p>
        </text:list-item>
      </text:list>
      <text:p text:style-name="P53"><text:s/><text:span text:style-name="T12">var</text:span> length1 = <text:span text:style-name="T12">document</text:span>.<text:span text:style-name="T12">querySelectorAll</text:span>("button").<text:span text:style-name="T12">length</text:span>; </text:p>
      <text:p text:style-name="P53">for (<text:span text:style-name="T12">var</text:span> i = 0; i &lt; length1; i=1+i) { </text:p>
      <text:p text:style-name="P53"><text:s text:c="4"/>console.log('hi') };</text:p>
      <text:list xml:id="list84613607978896" text:continue-numbering="true" text:style-name="L1">
        <text:list-item>
          <text:p text:style-name="P50">In jQuery we would type the following: </text:p>
        </text:list-item>
      </text:list>
      <text:p text:style-name="P29"><text:span text:style-name="T54"><text:s/></text:span><text:span text:style-name="T10">var</text:span><text:span text:style-name="T54"> length</text:span><text:span text:style-name="T56">2</text:span><text:span text:style-name="T54"> = </text:span><text:span text:style-name="T11">$</text:span><text:span text:style-name="T54">("button").</text:span><text:span text:style-name="T10">length</text:span><text:span text:style-name="T54">; </text:span></text:p>
      <text:p text:style-name="P53">for (<text:span text:style-name="T12">var</text:span> i = 0; i &lt; length2; i<text:span text:style-name="T72">++</text:span>) { </text:p>
      <text:p text:style-name="P53"><text:s text:c="4"/>console.log('<text:span text:style-name="T74">YOYO</text:span>') };</text:p>
      <text:p text:style-name="P53"/>
      <text:p text:style-name="P30"><text:span text:style-name="T32">Changing the text of an element using</text:span><text:span text:style-name="T30"> </text:span><text:span text:style-name="T26">jQuery </text:span><text:span text:style-name="T29">of</text:span><text:span text:style-name="T26"> JS</text:span></text:p>
      <text:list xml:id="list84613398160940" text:continue-numbering="true" text:style-name="L1">
        <text:list-item>
          <text:p text:style-name="P51">Generally in the vanilla JS we type the following: </text:p>
        </text:list-item>
      </text:list>
      <text:p text:style-name="P54"><text:span text:style-name="T12">document</text:span>.<text:span text:style-name="T12">addEventListener</text:span>('<text:span text:style-name="T12">keydown</text:span>', <text:span text:style-name="T12">function</text:span>(<text:span text:style-name="T73">input</text:span>){</text:p>
      <text:p text:style-name="P54"><text:s text:c="4"/><text:span text:style-name="T12">document</text:span>.<text:span text:style-name="T12">querySelector</text:span>('h1').<text:span text:style-name="T12">innerHTML</text:span> = <text:span text:style-name="T73">input</text:span>.<text:span text:style-name="T12">key</text:span> });</text:p>
      <text:p text:style-name="P54"/>
      <text:list xml:id="list84613788586683" text:continue-numbering="true" text:style-name="L1">
        <text:list-item>
          <text:p text:style-name="P22"><text:span text:style-name="T54">In jQuery we </text:span><text:span text:style-name="T57">can <text:s/>use the </text:span><text:span text:style-name="T13">on</text:span><text:span text:style-name="T57"> function. The on function cakes two inputs. The on function acts exactly like the </text:span><text:span text:style-name="T10">addEventListener </text:span><text:span text:style-name="T57">we</text:span><text:span text:style-name="T54"> type the following: </text:span></text:p>
        </text:list-item>
      </text:list>
      <text:p text:style-name="P31"><text:span text:style-name="T10">$</text:span><text:span text:style-name="T54">(</text:span><text:span text:style-name="T10">document</text:span><text:span text:style-name="T54">).</text:span><text:span text:style-name="T13">on</text:span><text:span text:style-name="T55">('</text:span><text:span text:style-name="T10">keydown</text:span><text:span text:style-name="T55">', </text:span><text:span text:style-name="T10">function</text:span><text:span text:style-name="T55">(input)</text:span><text:span text:style-name="T54"> { </text:span></text:p>
      <text:p text:style-name="P55"><text:s text:c="4"/><text:span text:style-name="T12">$</text:span>(<text:span text:style-name="T12">'h1'</text:span>).<text:span text:style-name="T12">text</text:span>(event.<text:span text:style-name="T12">key</text:span>) });</text:p>
      <text:p text:style-name="P55"/>
      <text:list xml:id="list84613573044292" text:continue-numbering="true" text:style-name="L1">
        <text:list-item>
          <text:p text:style-name="P52">In jQuery we <text:span text:style-name="T75">can get the same exact results without the on function. Instead we can just specify the action right away. </text:span></text:p>
        </text:list-item>
      </text:list>
      <text:p text:style-name="P56"><text:span text:style-name="T12">$</text:span>(<text:span text:style-name="T12">document</text:span>).<text:span text:style-name="T12">keydown</text:span>(<text:span text:style-name="T12">function</text:span>(event) { </text:p>
      <text:p text:style-name="P56"><text:s text:c="4"/><text:span text:style-name="T12">$</text:span>(<text:span text:style-name="T12">'h1'</text:span>).<text:span text:style-name="T12">text</text:span>(event.<text:span text:style-name="T12">key</text:span>) });</text:p>
      <text:p text:style-name="P56"/>
      <text:p text:style-name="P32"><text:span text:style-name="T33">Adding/Removing elements </text:span><text:span text:style-name="T32">using </text:span><text:span text:style-name="T33">the .append() </text:span><text:span text:style-name="T34">or .</text:span><text:span text:style-name="T33">prepend() </text:span><text:span text:style-name="T34">or</text:span><text:span text:style-name="T33"> .before() or .after () or / .remove() or .empty()</text:span><text:span text:style-name="T30"> </text:span><text:span text:style-name="T26">jQuery </text:span><text:span text:style-name="T29">of</text:span><text:span text:style-name="T26"> JS</text:span></text:p>
      <text:list xml:id="list84613295927305" text:continue-numbering="true" text:style-name="L1">
        <text:list-item>
          <text:p text:style-name="P64"><text:span text:style-name="T55">A</text:span><text:span text:style-name="T62">dding </text:span></text:p>
          <text:list>
            <text:list-item>
              <text:p text:style-name="P23"><text:span text:style-name="T10">$</text:span><text:span text:style-name="T54">("</text:span><text:span text:style-name="T43">#praragraph1</text:span><text:span text:style-name="T54">").</text:span><text:span text:style-name="T10">append</text:span><text:span text:style-name="T54">("Some appended text."); </text:span></text:p>
              <text:list>
                <text:list-item>
                  <text:p text:style-name="P62"><text:span text:style-name="T54">T</text:span><text:span text:style-name="T46">he append method will add </text:span><text:span text:style-name="T63">its content within the </text:span><text:span text:style-name="T77">tags</text:span><text:span text:style-name="T63"> of the element that has the ID </text:span><text:span text:style-name="T44">praragraph</text:span><text:span text:style-name="T42">1</text:span><text:span text:style-name="T46">. </text:span><text:span text:style-name="T63"><text:s/>Therefore, everything will be contained within what ever tags or elements that </text:span><text:span text:style-name="T44">praragraph</text:span><text:span text:style-name="T42">1</text:span><text:span text:style-name="T63"> ID covers but because its append it would be right after.</text:span></text:p>
                </text:list-item>
              </text:list>
            </text:list-item>
            <text:list-item>
              <text:p text:style-name="P23"><text:span text:style-name="T10">$</text:span><text:span text:style-name="T54">("</text:span><text:span text:style-name="T58">#praragraph1</text:span><text:span text:style-name="T54">").</text:span><text:span text:style-name="T14">prepend</text:span><text:span text:style-name="T54">("Some </text:span><text:span text:style-name="T58">prepend</text:span><text:span text:style-name="T54"> text."); </text:span></text:p>
              <text:list>
                <text:list-item>
                  <text:p text:style-name="P25"><text:span text:style-name="T54">T</text:span><text:span text:style-name="T63">he append method will add its content within the </text:span><text:span text:style-name="T77">tags</text:span><text:span text:style-name="T63"> of the element that has the ID </text:span><text:span text:style-name="T42">praragraph1</text:span><text:span text:style-name="T63">. <text:s/>Therefore, everything will be contained within what ever tags or elements that </text:span><text:span text:style-name="T42">praragraph1</text:span><text:span text:style-name="T63"> ID covers but because its prepend it would be right before.</text:span></text:p>
                </text:list-item>
              </text:list>
            </text:list-item>
            <text:list-item>
              <text:p text:style-name="P23"><text:span text:style-name="T10">$</text:span><text:span text:style-name="T54">("</text:span><text:span text:style-name="T58">#praragraph1</text:span><text:span text:style-name="T54">").</text:span><text:span text:style-name="T14">before</text:span><text:span text:style-name="T54">("Some </text:span><text:span text:style-name="T58">before</text:span><text:span text:style-name="T54"> text."); </text:span></text:p>
              <text:list>
                <text:list-item>
                  <text:p text:style-name="P23"><text:span text:style-name="T54">T</text:span><text:span text:style-name="T58">he </text:span><text:span text:style-name="T59">adding </text:span><text:span text:style-name="T58"><text:s/>method will add right </text:span><text:span text:style-name="T59">before</text:span><text:span text:style-name="T58"> the element. </text:span><text:span text:style-name="T63">Both will have their individual tags</text:span></text:p>
                </text:list-item>
              </text:list>
            </text:list-item>
            <text:list-item>
              <text:p text:style-name="P23"><text:span text:style-name="T10">$</text:span><text:span text:style-name="T54">("</text:span><text:span text:style-name="T58">#praragraph1</text:span><text:span text:style-name="T54">").</text:span><text:span text:style-name="T14">after</text:span><text:span text:style-name="T54">("Some </text:span><text:span text:style-name="T58">after</text:span><text:span text:style-name="T54"> text."); </text:span></text:p>
              <text:list>
                <text:list-item>
                  <text:p text:style-name="P62"><text:span text:style-name="T54">T</text:span><text:span text:style-name="T46">he after method will add right after the element. </text:span><text:span text:style-name="T63">Both will have their individual tags</text:span></text:p>
                </text:list-item>
              </text:list>
            </text:list-item>
          </text:list>
        </text:list-item>
        <text:list-item>
          <text:p text:style-name="P61"><text:soft-page-break/><text:span text:style-name="T46">.empty(), the .remove() method takes elements out of the DOM</text:span></text:p>
          <text:list>
            <text:list-item>
              <text:p text:style-name="P61"><text:span text:style-name="T46">.remove() </text:span><text:span text:style-name="T60">is used </text:span><text:span text:style-name="T46">when you want to remove the element itself, as well as everything inside it. In addition to the elements themselves, all bound events and jQuery data associated with the elements are removed. To remove the elements without removing data and events, use .detach() instead.</text:span></text:p>
              <text:list>
                <text:list-item>
                  <text:p text:style-name="P24"><text:span text:style-name="T10">$</text:span><text:span text:style-name="T54">("</text:span><text:span text:style-name="T58">#praragraph1</text:span><text:span text:style-name="T54">").</text:span><text:span text:style-name="T15">empty</text:span><text:span text:style-name="T54">(); </text:span></text:p>
                  <text:list>
                    <text:list-item>
                      <text:p text:style-name="P61"><text:span text:style-name="T54">T</text:span><text:span text:style-name="T46">he </text:span><text:span text:style-name="T60">the </text:span><text:span text:style-name="T46">after method will add right after the element</text:span></text:p>
                    </text:list-item>
                  </text:list>
                </text:list-item>
              </text:list>
            </text:list-item>
            <text:list-item>
              <text:p text:style-name="P61"><text:span text:style-name="T46">.</text:span><text:span text:style-name="T60">empty() is does not remove the element but removes everything inside of it</text:span></text:p>
              <text:list>
                <text:list-item>
                  <text:p text:style-name="P24"><text:span text:style-name="T10">$</text:span><text:span text:style-name="T54">("</text:span><text:span text:style-name="T58">#praragraph1</text:span><text:span text:style-name="T54">").</text:span><text:span text:style-name="T15">remove(</text:span><text:span text:style-name="T54">); </text:span></text:p>
                  <text:list>
                    <text:list-item>
                      <text:p text:style-name="P61"><text:span text:style-name="T54">The </text:span><text:span text:style-name="T60">the </text:span><text:span text:style-name="T54">after method will add right after the element</text:span></text:p>
                    </text:list-item>
                  </text:list>
                </text:list-item>
              </text:list>
            </text:list-item>
          </text:list>
        </text:list-item>
      </text:list>
      <text:p text:style-name="P63"><text:span text:style-name="T54"/></text:p>
      <text:p text:style-name="P33"><text:span text:style-name="T35">Animation &amp; styles in jQuery</text:span></text:p>
      <text:list xml:id="list84613094059067" text:continue-numbering="true" text:style-name="L1">
        <text:list-item>
          <text:p text:style-name="P26"><text:span text:style-name="T64">Controlling the animation can either by using the </text:span><text:span text:style-name="T16">.css </text:span><text:span text:style-name="T64">method or various methods such as the </text:span><text:span text:style-name="T16">.hide()</text:span><text:span text:style-name="T64"> method. </text:span></text:p>
          <text:list>
            <text:list-item>
              <text:p text:style-name="P26"><text:span text:style-name="T64">the .hide() method hides the element when ever the condition is met</text:span><text:span text:style-name="T61">. </text:span><text:span text:style-name="T65">This can be used with the </text:span><text:span text:style-name="T18">on</text:span><text:span text:style-name="T65"> or </text:span><text:span text:style-name="T18">addEventListener</text:span><text:span text:style-name="T65"> methods</text:span></text:p>
              <text:list>
                <text:list-item>
                  <text:p text:style-name="P26"><text:span text:style-name="T10">$</text:span><text:span text:style-name="T54">("</text:span><text:span text:style-name="T43">#praragraph1</text:span><text:span text:style-name="T54">").</text:span><text:span text:style-name="T17">hide</text:span><text:span text:style-name="T54">(); </text:span></text:p>
                </text:list-item>
              </text:list>
            </text:list-item>
            <text:list-item>
              <text:p text:style-name="P27"><text:span text:style-name="T64">the .</text:span><text:span text:style-name="T65">show</text:span><text:span text:style-name="T64">() method </text:span><text:span text:style-name="T65">shows</text:span><text:span text:style-name="T64"> the element when ever the condition is met</text:span><text:span text:style-name="T61">. </text:span><text:span text:style-name="T65">This can be used with the </text:span><text:span text:style-name="T18">on</text:span><text:span text:style-name="T65"> or </text:span><text:span text:style-name="T18">addEventListener</text:span><text:span text:style-name="T65"> methods. </text:span><text:span text:style-name="T67">We can also add time to the hide and dhow and the time in ms</text:span></text:p>
              <text:list>
                <text:list-item>
                  <text:p text:style-name="P27"><text:span text:style-name="T10">$</text:span><text:span text:style-name="T54">("</text:span><text:span text:style-name="T43">#praragraph1</text:span><text:span text:style-name="T54">").</text:span><text:span text:style-name="T18">show</text:span><text:span text:style-name="T54">(</text:span><text:span text:style-name="T66">2000</text:span><text:span text:style-name="T54">); </text:span></text:p>
                </text:list-item>
              </text:list>
            </text:list-item>
          </text:list>
        </text:list-item>
        <text:list-item>
          <text:p text:style-name="P65"><text:span text:style-name="T54">O</text:span><text:span text:style-name="T46">ther methods can be used are .toggle(), .fadeIn(), .fadeOut(), .fadeToggle(), .slideUp(), slideDown(), .slideToogle(), .animate({</text:span><text:span text:style-name="T44">The CSS rule</text:span><text:span text:style-name="T46">}). </text:span><text:span text:style-name="T68">Also, these animation methods can be chained (multiple methods happening one after the other). </text:span></text:p>
          <text:list>
            <text:list-item>
              <text:p text:style-name="P65"><text:span text:style-name="T46">The animate method works with CSS rules that only have a </text:span><text:span text:style-name="T76">numeric</text:span><text:span text:style-name="T46"> value. For exp </text:span></text:p>
              <text:list>
                <text:list-item>
                  <text:p text:style-name="P28"><text:span text:style-name="T54">$("#praragraph1").animate({</text:span><text:span text:style-name="T10">fontSize</text:span><text:span text:style-name="T54">: '150%'}, 5000); </text:span></text:p>
                  <text:list>
                    <text:list-item>
                      <text:p text:style-name="P66"><text:span text:style-name="T54">T</text:span><text:span text:style-name="T46">he 5000 is the time it takes to come out which is 5 ms. The font size in js must be written as </text:span><text:span text:style-name="T12">fontSize</text:span><text:span text:style-name="T46"> not </text:span><text:span text:style-name="T12">font-size</text:span></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courier new', monospace"/>
    <style:font-face style:name="Lohit Devanagari1" svg:font-family="'Lohit Devanagari'"/>
    <style:font-face style:name="Source Sans Pro" svg:font-family="'Source Sans Pro',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22:24:04.227626907</meta:creation-date>
    <dc:date>2022-08-19T08:46:12.858821574</dc:date>
    <meta:editing-duration>PT10H55M56S</meta:editing-duration>
    <meta:editing-cycles>20</meta:editing-cycles>
    <meta:generator>LibreOffice/6.4.7.2$Linux_X86_64 LibreOffice_project/40$Build-2</meta:generator>
    <meta:document-statistic meta:table-count="0" meta:image-count="0" meta:object-count="0" meta:page-count="4" meta:paragraph-count="104" meta:word-count="1593" meta:character-count="9607" meta:non-whitespace-character-count="8117"/>
  </office:meta>
</office:document-meta>
</file>